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、ごちそうさま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ホントに飲んでき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か、一気に10杯飲み干すだけで既に
すご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カウントスタート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6時間待機すればいいの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けど・・・無理だろ、普通に考え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ィーカップ1杯が150mlだとして、1.5リットルの
紅茶を飲んだんだ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6時間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や、ティーカップでよろしかったの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ィーポットと勘違いし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！？　おま、まさか、ティーポットで10杯
飲んだの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Yep.</text:p>
          </table:table-cell>
          <table:table-cell table:number-columns-repeated="1020"/>
        </table:table-row>
        <table:table-row>
          <table:table-cell table:style-name="ce0" office:value-type="string">
            <text:p>す、すごいな・・・色々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でも、これであたしの勝ちは確定だ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はただ、こいつが音を上げてトイレに
　駆け込むのを待つだけ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1時間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すが魔界最強と称される武人だな、
　1時間じゃぜんぜん余裕そう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そんな鋼の精神も紅茶地獄の前には
　時間の問題だ！　ククク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2時間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既に尿意はかなり強くなっていますが、この
　程度はまだまだ無視できるレベ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、すごいな、こいつ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れほど大量の紅茶を飲んでいて、2時間も
　経ってるのにずっと余裕そうじゃん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え、これ本当に6時間我慢しちゃうかも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3時間経過時点でついにヴィスティにも
変化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気のせいかな？　ちょっと表情が険しくなって
　きた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さまじい・・・尿意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れだけの水分を摂っていれば、さすがに
　尋常ではない威力になるということ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が、誰よりも鍛え抜かれたこの肉体と精神
　の前には、この程度など試練にも及ばん
　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・・・耐え抜く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4時間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・・・・・・・・・ふぅ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ん、・・・・・・・・・ふぅ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、腹部が・・・・・・くるし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気を緩めたら・・・一瞬で・・・終わ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ごく辛そう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ヴィスティのこんな顔、なかなか見られない
　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体もそわそわしてきたし、もう少しで
　ギブアップするかも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かん、失敗の事など考えるな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2時間、たったの2時間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私ならやれる！　余裕のはず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開始から4時間30分経過した時点で、
いよいよヴィスティの余裕は大きく失われ
始め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う、ぅ・・・・・・っ（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っ、ん・・・・・ぁ・・・・っ（そわ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おお！　おもいっきり太ももスリスリ
　させて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の我慢強いヴィスティがここまでハッキリと
　欲求を表面に出すなんて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想像できないほどの尿意なんだろ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ばい・・・なんかこっちまでトイレに行きたく
　なってくる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ぁうっ！？（ぶるるる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、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、全力で耐えなければ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、ぉ・・・ぉ・・・ぅ・・・っ！（きゅ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ぅっ、な、なんとかやり過ごした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が・・・もうかなり切羽詰ま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1時間半・・・苦しい道のりだが・・・ここまで
　来たら、必ずやり遂げるぞ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5時間経過・・・！　常に強気な彼女
だったが、ここへ来てついに心が折れそうに
なってきたヴィスティ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・・・くそ・・・っ！　トイレ・・・トイレ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行きたい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ぐぐ・・・っ、つ・・・辛い！　尿意を我慢し
　続けることがこんなに辛いとは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だ、もう・・・トイレに・・・本当にトイレに
　行きたい・・・！！今すぐトイレ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ぎゅうぅっ！　くねくねくねっ、スリスリスリ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さ・・・ヴィステ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ハッ！！　猛烈な尿意にすっかり精神を
　呑まれていたが、ここはカラット様の御前
　ではないか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ような醜態は差し控えねば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呼びですか、カラット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別に無理に姿勢を正さなくてもいいん
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前がそんなに我慢しているところで
心苦しいんだ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行ってきても・・・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もちろんです・・・っ　私のことは
気にせず・・・どう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その・・・わ、悪いな・・・行ってく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ん・・・・・く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ぅう・・・っ、ぐ・・・っ（ぷるぷるぷるぷるぷる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ぅっ！！　（がばっ！　ぎゅ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だめだ・・・もう・・・お、押さえていないと
・・・漏れ・・・そ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ぅぅ・・・っ！！　（くねくねっ　くねくね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今頃・・・カラット様は便器に座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・・・放尿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ぐっ！　い、いかん・・・何を考えているのだ
私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い・・・いい加減・・・私もそろそろ・・・
限界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時間経過まで・・・あと1時間弱もあ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では・・・このままで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5時間30分経過！！　さすがの
ヴィスティも強烈極まりない尿意に体力・気力
共に限界が近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ッ！　ハァッ！　ハァッ！　ハァ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んぐぅ・・・、く、ぁ・・・あ・・・ぐ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・・・っ、まずいまず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ぜ、全力でっ、股間に力をっ、込め続けて
　いないと・・・っ、ふ、ふ、噴き出してしまう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、すっごいプルプルし始めて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よいよ限界っぽ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、あと・・・さ、30分・・・っ、だめだ、もう
　なりふり構っている余裕は・・・な、無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にかく、呼吸を・・・さ、最小限にして・・・
　渾身の力を・・・局部に・・・しゅ、集中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ッ・・・・・・・・・・・・ハァッ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ハァッ・・・・・・・・・・・・ハァッ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・・・が、がんばれヴィスティ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ちがう！　がんばるな！　も、もうあきらめて
よぉっ！　いろんな意味で辛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ついに、開始から5時間59分と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ッ・・・・・・・・・・・・ハァッ・・・・・・・・・・・・
・・・・・・ハァッ・・・・・・・・・・・・ハァッ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わわ！　あ、あと1分でクリア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前の膀胱、バケモノか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ぐ・・・・・・ぁ・・・ぉお・・・っ、う・・・っく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・・・ガマン・・・がまん・・・がまんがまん
　ガマン、が、ガマ・・・ン・・・んぐ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少し・・・あと少しぃっ！！　あと少しで
　トイレに行けるっ！！　ぁああ、は、早く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・・・30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ぶるぶるぶる・・・っ、ぎゅ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ねくねくねくねっ、びくっ！　びくびくん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のむ・・・も、もう・・・限界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0・・・9・・・8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ぁ・・・う・・・はぁぁっ、あ、あぁ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・・・2・・・1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ロ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、クリアしちゃったよコイツ！！！　ほんと
すごすぎるだろ！！！なんなの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ぁああっ、ト、トイ・・・トイレ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